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9A0000029AD6F3658D60693162.jpg" manifest:media-type="image/jpeg"/>
  <manifest:file-entry manifest:full-path="Pictures/100000000000029A0000029AB30B25E6A5BA9A71.jpg" manifest:media-type="image/jpeg"/>
  <manifest:file-entry manifest:full-path="Pictures/100000000000025800000258E36EABB681453C29.jpg" manifest:media-type="image/jpeg"/>
  <manifest:file-entry manifest:full-path="Pictures/100000000000029A0000029AECF4E318BFC15F33.jpg" manifest:media-type="image/jpeg"/>
  <manifest:file-entry manifest:full-path="Pictures/10000000000002590000025824B5AFB76CA84348.jpg" manifest:media-type="image/jpeg"/>
  <manifest:file-entry manifest:full-path="Pictures/1000000000000258000002584746D8EF1389520A.jpg" manifest:media-type="image/jpeg"/>
  <manifest:file-entry manifest:full-path="Pictures/100000000000029A0000029A6F5E2B9A83EC2B4F.jpg" manifest:media-type="image/jpeg"/>
  <manifest:file-entry manifest:full-path="Pictures/100000000000025800000258A82F79A10B1FEAB0.jpg" manifest:media-type="image/jpeg"/>
  <manifest:file-entry manifest:full-path="Pictures/10000000000004B000000258F861B842D86A63BC.jpg" manifest:media-type="image/jpeg"/>
  <manifest:file-entry manifest:full-path="Pictures/1000000000000258000002584C53B0B4157ED5FE.jpg" manifest:media-type="image/jpeg"/>
  <manifest:file-entry manifest:full-path="Pictures/10000000000004B000000258E006F4DA6472D3B3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c1c1c" draw:fill="solid" draw:fill-color="#4b7d0e" draw:textarea-horizontal-align="justify" draw:textarea-vertical-align="middle" draw:auto-grow-height="false" fo:min-height="4.75cm" fo:min-width="4.5cm"/>
    </style:style>
    <style:style style:name="gr2" style:family="graphic" style:parent-style-name="standard">
      <style:graphic-properties svg:stroke-color="#1c1c1c" draw:fill="solid" draw:fill-color="#87a80c" draw:textarea-horizontal-align="justify" draw:textarea-vertical-align="middle" draw:auto-grow-height="false" fo:min-height="4.75cm" fo:min-width="4.5cm"/>
    </style:style>
    <style:style style:name="gr3" style:family="graphic" style:parent-style-name="standard">
      <style:graphic-properties svg:stroke-color="#1c1c1c" draw:fill="bitmap" draw:fill-color="#87a80c" draw:fill-image-name="pasto_5f_claro2" draw:fill-image-width="100%" draw:fill-image-height="100%" style:repeat="no-repeat" draw:fill-image-ref-point-x="0%" draw:fill-image-ref-point-y="0%" draw:fill-image-ref-point="center" draw:tile-repeat-offset="0% vertical" draw:textarea-horizontal-align="justify" draw:textarea-vertical-align="middle" draw:auto-grow-height="false" fo:min-height="4.75cm" fo:min-width="4.5cm"/>
    </style:style>
    <style:style style:name="gr4" style:family="graphic" style:parent-style-name="standard">
      <style:graphic-properties svg:stroke-color="#1c1c1c" draw:fill="bitmap" draw:fill-color="#4b7d0e" draw:fill-image-name="pasto_5f_oscuro" draw:fill-image-width="100%" draw:fill-image-height="100%" style:repeat="no-repeat" draw:fill-image-ref-point-x="0%" draw:fill-image-ref-point-y="0%" draw:fill-image-ref-point="center" draw:textarea-horizontal-align="justify" draw:textarea-vertical-align="middle" draw:auto-grow-height="false" fo:min-height="4.75cm" fo:min-width="4.5cm"/>
    </style:style>
    <style:style style:name="gr5" style:family="graphic" style:parent-style-name="standard">
      <style:graphic-properties svg:stroke-color="#1c1c1c" draw:fill="bitmap" draw:fill-color="#87a80c" draw:fill-image-name="torre_5f_oscuro2" draw:fill-image-width="100%" draw:fill-image-height="100%" style:repeat="no-repeat" draw:fill-image-ref-point-x="0%" draw:fill-image-ref-point-y="0%" draw:fill-image-ref-point="center" draw:tile-repeat-offset="0% vertical" draw:textarea-horizontal-align="justify" draw:textarea-vertical-align="middle" draw:auto-grow-height="false" fo:min-height="4.75cm" fo:min-width="4.5cm"/>
    </style:style>
    <style:style style:name="gr6" style:family="graphic" style:parent-style-name="standard">
      <style:graphic-properties svg:stroke-color="#1c1c1c" draw:fill="bitmap" draw:fill-color="#87a80c" draw:fill-image-name="torre_5f_claro2" draw:fill-image-width="100%" draw:fill-image-height="100%" style:repeat="no-repeat" draw:fill-image-ref-point-x="0%" draw:fill-image-ref-point-y="0%" draw:fill-image-ref-point="center" draw:tile-repeat-offset="0% vertical" draw:textarea-horizontal-align="justify" draw:textarea-vertical-align="middle" draw:auto-grow-height="false" fo:min-height="4.75cm" fo:min-width="4.5cm"/>
    </style:style>
    <style:style style:name="gr7" style:family="graphic" style:parent-style-name="standard">
      <style:graphic-properties svg:stroke-color="#1c1c1c" draw:fill="bitmap" draw:fill-color="#87a80c" draw:fill-image-name="altar_5f_de_5f_la_5f_victoriaRclaro" draw:fill-image-width="100%" draw:fill-image-height="100%" style:repeat="no-repeat" draw:fill-image-ref-point-x="0%" draw:fill-image-ref-point-y="0%" draw:fill-image-ref-point="center" draw:tile-repeat-offset="0% vertical" draw:textarea-horizontal-align="justify" draw:textarea-vertical-align="middle" draw:auto-grow-height="false" fo:min-height="4.75cm" fo:min-width="4.5cm"/>
    </style:style>
    <style:style style:name="gr8" style:family="graphic" style:parent-style-name="standard">
      <style:graphic-properties svg:stroke-color="#1c1c1c" draw:fill="bitmap" draw:fill-color="#4b7d0e" draw:fill-image-name="altar_5f_de_5f_la_5f_victoriaL" draw:fill-image-width="100%" draw:fill-image-height="100%" style:repeat="no-repeat" draw:fill-image-ref-point-x="0%" draw:fill-image-ref-point-y="0%" draw:fill-image-ref-point="center" draw:textarea-horizontal-align="justify" draw:textarea-vertical-align="middle" draw:auto-grow-height="false" fo:min-height="4.75cm" fo:min-width="4.5cm"/>
    </style:style>
    <style:style style:name="gr9" style:family="graphic" style:parent-style-name="standard">
      <style:graphic-properties svg:stroke-color="#1c1c1c" draw:fill="bitmap" draw:fill-color="#4b7d0e" draw:fill-image-name="altar_5f_de_5f_la_5f_victoriaLclaro" draw:fill-image-width="100%" draw:fill-image-height="100%" style:repeat="no-repeat" draw:fill-image-ref-point-x="0%" draw:fill-image-ref-point-y="0%" draw:fill-image-ref-point="center" draw:textarea-horizontal-align="justify" draw:textarea-vertical-align="middle" draw:auto-grow-height="false" fo:min-height="4.75cm" fo:min-width="4.5cm"/>
    </style:style>
    <style:style style:name="gr10" style:family="graphic" style:parent-style-name="standard">
      <style:graphic-properties svg:stroke-color="#1c1c1c" draw:fill="bitmap" draw:fill-color="#4b7d0e" draw:fill-image-name="altar_5f_de_5f_la_5f_victoriaRoscuro" draw:fill-image-width="100%" draw:fill-image-height="100%" style:repeat="no-repeat" draw:fill-image-ref-point-x="0%" draw:fill-image-ref-point-y="0%" draw:fill-image-ref-point="center" draw:textarea-horizontal-align="justify" draw:textarea-vertical-align="middle" draw:auto-grow-height="false" fo:min-height="4.75cm" fo:min-width="4.5cm"/>
    </style:style>
    <style:style style:name="gr11" style:family="graphic" style:parent-style-name="standard">
      <style:graphic-properties svg:stroke-color="#1c1c1c" draw:fill="bitmap" draw:fill-color="#87a80c" draw:fill-image-name="pasto_5f_claro2" draw:fill-image-width="100%" draw:fill-image-height="100%" style:repeat="no-repeat" draw:fill-image-ref-point-x="0%" draw:fill-image-ref-point-y="0%" draw:fill-image-ref-point="center" draw:textarea-horizontal-align="justify" draw:textarea-vertical-align="middle" draw:auto-grow-height="false" fo:min-height="4.75cm" fo:min-width="4.5cm"/>
    </style:style>
    <style:style style:name="P1" style:family="paragraph">
      <loext:graphic-properties draw:fill="solid" draw:fill-color="#4b7d0e"/>
      <style:paragraph-properties fo:text-align="center"/>
    </style:style>
    <style:style style:name="P2" style:family="paragraph">
      <loext:graphic-properties draw:fill="solid" draw:fill-color="#87a80c"/>
      <style:paragraph-properties fo:text-align="center"/>
    </style:style>
    <style:style style:name="P3" style:family="paragraph">
      <loext:graphic-properties draw:fill="bitmap" draw:fill-color="#87a80c" draw:fill-image-name="pasto_5f_claro2" draw:fill-image-width="100%" draw:fill-image-height="100%" style:repeat="no-repeat" draw:fill-image-ref-point-x="0%" draw:fill-image-ref-point-y="0%" draw:fill-image-ref-point="center" draw:tile-repeat-offset="0% vertical"/>
      <style:paragraph-properties fo:text-align="center"/>
    </style:style>
    <style:style style:name="P4" style:family="paragraph">
      <loext:graphic-properties draw:fill="bitmap" draw:fill-color="#4b7d0e" draw:fill-image-name="pasto_5f_oscuro" draw:fill-image-width="100%" draw:fill-image-height="100%" style:repeat="no-repeat" draw:fill-image-ref-point-x="0%" draw:fill-image-ref-point-y="0%" draw:fill-image-ref-point="center"/>
      <style:paragraph-properties fo:text-align="center"/>
    </style:style>
    <style:style style:name="P5" style:family="paragraph">
      <loext:graphic-properties draw:fill="bitmap" draw:fill-color="#87a80c" draw:fill-image-name="torre_5f_oscuro2" draw:fill-image-width="100%" draw:fill-image-height="100%" style:repeat="no-repeat" draw:fill-image-ref-point-x="0%" draw:fill-image-ref-point-y="0%" draw:fill-image-ref-point="center" draw:tile-repeat-offset="0% vertical"/>
      <style:paragraph-properties fo:text-align="center"/>
    </style:style>
    <style:style style:name="P6" style:family="paragraph">
      <loext:graphic-properties draw:fill="bitmap" draw:fill-color="#87a80c" draw:fill-image-name="torre_5f_claro2" draw:fill-image-width="100%" draw:fill-image-height="100%" style:repeat="no-repeat" draw:fill-image-ref-point-x="0%" draw:fill-image-ref-point-y="0%" draw:fill-image-ref-point="center" draw:tile-repeat-offset="0% vertical"/>
      <style:paragraph-properties fo:text-align="center"/>
    </style:style>
    <style:style style:name="P7" style:family="paragraph">
      <loext:graphic-properties draw:fill="bitmap" draw:fill-color="#87a80c" draw:fill-image-name="altar_5f_de_5f_la_5f_victoriaRclaro" draw:fill-image-width="100%" draw:fill-image-height="100%" style:repeat="no-repeat" draw:fill-image-ref-point-x="0%" draw:fill-image-ref-point-y="0%" draw:fill-image-ref-point="center" draw:tile-repeat-offset="0% vertical"/>
      <style:paragraph-properties fo:text-align="center"/>
    </style:style>
    <style:style style:name="P8" style:family="paragraph">
      <loext:graphic-properties draw:fill="bitmap" draw:fill-color="#4b7d0e" draw:fill-image-name="altar_5f_de_5f_la_5f_victoriaL" draw:fill-image-width="100%" draw:fill-image-height="100%" style:repeat="no-repeat" draw:fill-image-ref-point-x="0%" draw:fill-image-ref-point-y="0%" draw:fill-image-ref-point="center"/>
      <style:paragraph-properties fo:text-align="center"/>
    </style:style>
    <style:style style:name="P9" style:family="paragraph">
      <loext:graphic-properties draw:fill="bitmap" draw:fill-color="#4b7d0e" draw:fill-image-name="altar_5f_de_5f_la_5f_victoriaLclaro" draw:fill-image-width="100%" draw:fill-image-height="100%" style:repeat="no-repeat" draw:fill-image-ref-point-x="0%" draw:fill-image-ref-point-y="0%" draw:fill-image-ref-point="center"/>
      <style:paragraph-properties fo:text-align="center"/>
    </style:style>
    <style:style style:name="P10" style:family="paragraph">
      <loext:graphic-properties draw:fill="bitmap" draw:fill-color="#4b7d0e" draw:fill-image-name="altar_5f_de_5f_la_5f_victoriaRoscuro" draw:fill-image-width="100%" draw:fill-image-height="100%" style:repeat="no-repeat" draw:fill-image-ref-point-x="0%" draw:fill-image-ref-point-y="0%" draw:fill-image-ref-point="center"/>
      <style:paragraph-properties fo:text-align="center"/>
    </style:style>
    <style:style style:name="P11" style:family="paragraph">
      <loext:graphic-properties draw:fill="bitmap" draw:fill-color="#87a80c" draw:fill-image-name="pasto_5f_claro2" draw:fill-image-width="100%" draw:fill-image-height="100%" style:repeat="no-repeat" draw:fill-image-ref-point-x="0%" draw:fill-image-ref-point-y="0%" draw:fill-image-ref-point="center"/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5cm" svg:height="5cm" svg:x="5.5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5cm" svg:x="5.5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5cm" svg:x="15.5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5cm" svg:x="15.5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5cm" svg:x="5.5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5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5cm" svg:x="10.5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5cm" svg:x="10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5cm" svg:x="10.5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5cm" svg:x="15.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5cm" svg:x="15.5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5cm" svg:x="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5cm" svg:x="0.5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5cm" svg:x="0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5cm" svg:x="5.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5cm" svg:x="0.5cm" svg:y="16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3" draw:text-style-name="P3" draw:layer="layout" svg:width="5cm" svg:height="5cm" svg:x="0.5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cm" svg:height="5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5cm" svg:x="5.5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cm" svg:height="5cm" svg:x="0.5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cm" svg:height="5cm" svg:x="15.5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cm" svg:height="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cm" svg:height="5cm" svg:x="5.5cm" svg:y="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5cm" svg:x="0.5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5cm" svg:x="10.5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5cm" svg:x="15.5cm" svg:y="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cm" svg:height="5cm" svg:x="15.5cm" svg:y="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5cm" svg:x="15.5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cm" svg:height="5cm" svg:x="10.5cm" svg:y="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cm" svg:height="5cm" svg:x="5.5cm" svg:y="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cm" svg:height="5cm" svg:x="5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cm" svg:height="5cm" svg:x="10.5cm" svg:y="2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redeterminado">
        <draw:custom-shape draw:style-name="gr4" draw:text-style-name="P4" draw:layer="layout" svg:width="5cm" svg:height="5cm" svg:x="0.5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cm" svg:height="5cm" svg:x="0.5cm" svg:y="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cm" svg:height="5cm" svg:x="5.5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cm" svg:height="5cm" svg:x="5.5cm" svg:y="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cm" svg:height="5cm" svg:x="10.5cm" svg:y="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cm" svg:height="5cm" svg:x="10.5cm" svg:y="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cm" svg:height="5cm" svg:x="0.5cm" svg:y="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cm" svg:height="5cm" svg:x="0.5cm" svg:y="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cm" svg:height="5cm" svg:x="15.5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cm" svg:height="5cm" svg:x="15.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cm" svg:height="5cm" svg:x="5.5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cm" svg:height="5cm" svg:x="5.5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cm" svg:height="5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cm" svg:height="5cm" svg:x="10.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cm" svg:height="5cm" svg:x="15.499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cm" svg:height="5cm" svg:x="15.499cm" svg:y="16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redeterminado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altar_5f_de_5f_la_5f_victoria" draw:display-name="altar_de_la_victoria" xlink:href="Pictures/10000000000004B000000258E006F4DA6472D3B3.jpg" xlink:type="simple" xlink:show="embed" xlink:actuate="onLoad"/>
    <draw:fill-image draw:name="altar_5f_de_5f_la_5f_victoria2" draw:display-name="altar_de_la_victoria2" xlink:href="Pictures/10000000000004B000000258F861B842D86A63BC.jpg" xlink:type="simple" xlink:show="embed" xlink:actuate="onLoad"/>
    <draw:fill-image draw:name="altar_5f_de_5f_la_5f_victoriaL" draw:display-name="altar_de_la_victoriaL" xlink:href="Pictures/1000000000000258000002584C53B0B4157ED5FE.jpg" xlink:type="simple" xlink:show="embed" xlink:actuate="onLoad"/>
    <draw:fill-image draw:name="altar_5f_de_5f_la_5f_victoriaLclaro" draw:display-name="altar_de_la_victoriaLclaro" xlink:href="Pictures/1000000000000258000002584746D8EF1389520A.jpg" xlink:type="simple" xlink:show="embed" xlink:actuate="onLoad"/>
    <draw:fill-image draw:name="altar_5f_de_5f_la_5f_victoriaR" draw:display-name="altar_de_la_victoriaR" xlink:href="Pictures/10000000000002590000025824B5AFB76CA84348.jpg" xlink:type="simple" xlink:show="embed" xlink:actuate="onLoad"/>
    <draw:fill-image draw:name="altar_5f_de_5f_la_5f_victoriaRclaro" draw:display-name="altar_de_la_victoriaRclaro" xlink:href="Pictures/100000000000025800000258A82F79A10B1FEAB0.jpg" xlink:type="simple" xlink:show="embed" xlink:actuate="onLoad"/>
    <draw:fill-image draw:name="altar_5f_de_5f_la_5f_victoriaRoscuro" draw:display-name="altar_de_la_victoriaRoscuro" xlink:href="Pictures/100000000000025800000258E36EABB681453C29.jpg" xlink:type="simple" xlink:show="embed" xlink:actuate="onLoad"/>
    <draw:fill-image draw:name="pasto_5f_claro2" draw:display-name="pasto_claro2" xlink:href="Pictures/100000000000029A0000029AD6F3658D60693162.jpg" xlink:type="simple" xlink:show="embed" xlink:actuate="onLoad"/>
    <draw:fill-image draw:name="pasto_5f_oscuro" draw:display-name="pasto_oscuro" xlink:href="Pictures/100000000000029A0000029A6F5E2B9A83EC2B4F.jpg" xlink:type="simple" xlink:show="embed" xlink:actuate="onLoad"/>
    <draw:fill-image draw:name="torre_5f_claro2" draw:display-name="torre_claro2" xlink:href="Pictures/100000000000029A0000029AECF4E318BFC15F33.jpg" xlink:type="simple" xlink:show="embed" xlink:actuate="onLoad"/>
    <draw:fill-image draw:name="torre_5f_oscuro2" draw:display-name="torre_oscuro2" xlink:href="Pictures/100000000000029A0000029AB30B25E6A5BA9A71.jp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81aca6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0T13:47:39.457032982</meta:creation-date>
    <dc:date>2021-11-20T18:56:47.522734559</dc:date>
    <meta:editing-duration>PT1H16M13S</meta:editing-duration>
    <meta:editing-cycles>10</meta:editing-cycles>
    <meta:generator>LibreOffice/7.0.4.2$Linux_X86_64 LibreOffice_project/00$Build-2</meta:generator>
    <meta:document-statistic meta:object-count="48"/>
  </office:meta>
</office:document-meta>
</file>